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28298d" officeooo:paragraph-rsid="0028298d"/>
    </style:style>
    <style:style style:name="P8" style:family="paragraph" style:parent-style-name="Text_20_body">
      <style:text-properties officeooo:rsid="002957ff" officeooo:paragraph-rsid="002957ff"/>
    </style:style>
    <style:style style:name="P9" style:family="paragraph" style:parent-style-name="Heading_20_2">
      <style:paragraph-properties fo:break-before="page"/>
      <style:text-properties officeooo:rsid="002d23f0" officeooo:paragraph-rsid="002d23f0"/>
    </style:style>
    <style:style style:name="P10" style:family="paragraph" style:parent-style-name="Heading_20_3">
      <style:text-properties officeooo:rsid="0028298d" officeooo:paragraph-rsid="0028298d"/>
    </style:style>
    <style:style style:name="P11" style:family="paragraph" style:parent-style-name="Heading_20_3">
      <style:paragraph-properties fo:break-before="page"/>
      <style:text-properties officeooo:rsid="002d23f0" officeooo:paragraph-rsid="002d23f0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2957ff" officeooo:paragraph-rsid="002957ff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2957ff" officeooo:paragraph-rsid="002ad322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2957ff" officeooo:paragraph-rsid="002d23f0"/>
    </style:style>
    <style:style style:name="P15" style:family="paragraph" style:parent-style-name="Text_20_body">
      <style:text-properties officeooo:rsid="0024fa33" officeooo:paragraph-rsid="002d23f0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paragraph-rsid="002d23f0"/>
    </style:style>
    <style:style style:name="P17" style:family="paragraph" style:parent-style-name="Text_20_body">
      <style:text-properties officeooo:rsid="002d23f0" officeooo:paragraph-rsid="002d23f0"/>
    </style:style>
    <style:style style:name="T1" style:family="text">
      <style:text-properties officeooo:rsid="00036993"/>
    </style:style>
    <style:style style:name="T2" style:family="text">
      <style:text-properties officeooo:rsid="002957f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d23f0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ad322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d23f0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957ff" style:font-style-asian="italic" style:font-weight-asian="bold" style:font-style-complex="italic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ad32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d23f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957f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2957ff" style:font-style-asian="normal" style:font-weight-asian="bold" style:font-style-complex="normal" style:font-weight-complex="bold"/>
    </style:style>
    <style:style style:name="T16" style:family="text">
      <style:text-properties officeooo:rsid="002ad322"/>
    </style:style>
    <style:style style:name="T17" style:family="text">
      <style:text-properties officeooo:rsid="002d23f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9" text:outline-level="2">Start</text:h>
      <text:p text:style-name="P15"><text:span text:style-name="T17">Start</text:span> CI job operates by <text:span text:style-name="T17">initializing the repository via AutomataCI for actual development</text:span>. <text:span text:style-name="T17">Depending on technologies, some requires and provides initialization instructions like Python with its </text:span><text:span text:style-name="T4">venv</text:span><text:span text:style-name="T17"> sourcing commands.</text:span></text:p>
      <text:p text:style-name="P15"/>
      <text:h text:style-name="P10" text:outline-level="3">Operating Mechanism</text:h>
      <text:p text:style-name="P7"><text:span text:style-name="T17">The default</text:span> CI Job executes in series <text:span text:style-name="T17">due to its lightweight role</text:span>. Parallel executions <text:span text:style-name="T2">are</text:span> available<text:span text:style-name="T2">.</text:span></text:p>
      <text:p text:style-name="P7"/>
      <text:h text:style-name="P10" text:outline-level="3">Customization</text:h>
      <text:p text:style-name="P8"><text:span text:style-name="T17">Start</text:span> CI job offers CI job recipe customization for both baseline (<text:span text:style-name="T3">$PROJECT_PATH_SOURCE</text:span>) and tech-specific (e.g. Go for <text:span text:style-name="T3">$PROJECT_GO</text:span>) sources. AutomataCI shall source their <text:span text:style-name="T3">.ci/</text:span><text:span text:style-name="T4">start</text:span><text:span text:style-name="T3">_unix-any.sh</text:span> and <text:span text:style-name="T3">.ci/</text:span><text:span text:style-name="T4">start</text:span><text:span text:style-name="T3">_windows-any.ps1</text:span> job recipes.</text:p>
      <text:p text:style-name="P8">The execution sequences are as follows:</text:p>
      <text:list text:style-name="L1">
        <text:list-item>
          <text:p text:style-name="P12"><text:bookmark-start text:name="__DdeLink__426_2360286470"/><text:span text:style-name="T6">automataCI/ci.sh.ps1</text:span> is being executed <text:span text:style-name="T16">by user.</text:span></text:p>
        </text:list-item>
        <text:list-item>
          <text:p text:style-name="P13"><text:span text:style-name="T6">automataCI/ci.sh.ps1</text:span><text:span text:style-name="T10"> kicks start </text:span><text:span text:style-name="T6">automataCI/ci.sh</text:span><text:span text:style-name="T5"> </text:span><text:span text:style-name="T10">or </text:span><text:span text:style-name="T6">automataCI/ci.ps1</text:span><text:span text:style-name="T14"> </text:span><text:bookmark-start text:name="__DdeLink__367_2360286470"/><text:span text:style-name="T11">(represented as “</text:span><text:span text:style-name="T6">automataCI/ci.</text:span><text:span text:style-name="T7">{</text:span><text:span text:style-name="T6">sh,ps1</text:span><text:span text:style-name="T7">}</text:span><text:span text:style-name="T11">”) </text:span><text:bookmark-end text:name="__DdeLink__367_2360286470"/><text:span text:style-name="T10">depending on host machine’s OS.</text:span></text:p>
        </text:list-item>
        <text:list-item>
          <text:p text:style-name="P14"><text:span text:style-name="T6">automataCI/ci.{sh,ps1}</text:span><text:span text:style-name="T10"> sources </text:span><text:span text:style-name="T6">common_unix-</text:span><text:span text:style-name="T8">any.sh</text:span><text:span text:style-name="T12"> or </text:span><text:span text:style-name="T8">common_</text:span><text:span text:style-name="T6">windows-any.ps1</text:span><text:span text:style-name="T10"> </text:span><text:span text:style-name="T11">(represented as “</text:span><text:span text:style-name="T6">common_{unix,windows}-any.{sh,ps1}</text:span><text:span text:style-name="T11">”) <text:s/></text:span><text:span text:style-name="T10">automataCI execution.</text:span></text:p>
        </text:list-item>
        <text:list-item>
          <text:p text:style-name="P13"><text:bookmark-start text:name="__DdeLink__369_2360286470"/><text:span text:style-name="T6">common_{unix,windows}-any.{sh,ps1}</text:span><text:bookmark-end text:name="__DdeLink__369_2360286470"/><text:span text:style-name="T10"> sources </text:span><text:span text:style-name="T11">(and implicitly execute)</text:span><text:span text:style-name="T10"> tech-specific customized CI job recipe's </text:span><text:bookmark-start text:name="__DdeLink__288_1146808578"/><text:bookmark-start text:name="__DdeLink__364_2360286470"/><text:span text:style-name="T6">$PROJECT_{TECH}/.ci/</text:span><text:span text:style-name="T8">start</text:span><text:span text:style-name="T6">_unix-</text:span><text:span text:style-name="T7">any.sh</text:span><text:bookmark-end text:name="__DdeLink__288_1146808578"/><text:span text:style-name="T11"> or </text:span><text:span text:style-name="T6">$PROJECT_{TECH}/.ci/</text:span><text:span text:style-name="T8">start</text:span><text:span text:style-name="T6">_</text:span><text:span text:style-name="T8">windows</text:span><text:span text:style-name="T6">-</text:span><text:span text:style-name="T7">any.</text:span><text:span text:style-name="T8">ps1</text:span><text:span text:style-name="T14">.</text:span><text:bookmark-end text:name="__DdeLink__364_2360286470"/></text:p>
        </text:list-item>
        <text:list-item>
          <text:p text:style-name="P16"><text:span text:style-name="T9">common_{unix,windows}-any.{sh,ps1}</text:span><text:span text:style-name="T13"> sources </text:span><text:span text:style-name="T11">(and implicitly execute)</text:span><text:span text:style-name="T13"> baseline customized CI job recipe's </text:span><text:bookmark-start text:name="__DdeLink__288_1146808578 Copy 1"/><text:span text:style-name="T9">$PROJE</text:span><text:span text:style-name="T8">CT_PATH_SOURCE</text:span><text:span text:style-name="T9">/.ci/</text:span><text:span text:style-name="T8">start</text:span><text:span text:style-name="T9">_unix-</text:span><text:span text:style-name="T7">any.sh</text:span><text:bookmark-end text:name="__DdeLink__288_1146808578 Copy 1"/><text:span text:style-name="T11"> or </text:span><text:span text:style-name="T9">$PROJECT_</text:span><text:span text:style-name="T8">PATH_SOURCE</text:span><text:span text:style-name="T9">/.ci/</text:span><text:span text:style-name="T8">start</text:span><text:span text:style-name="T9">_</text:span><text:span text:style-name="T8">windows</text:span><text:span text:style-name="T9">-</text:span><text:span text:style-name="T7">any.</text:span><text:span text:style-name="T8">ps1</text:span><text:span text:style-name="T15">.</text:span><text:bookmark-end text:name="__DdeLink__426_2360286470"/></text:p>
        </text:list-item>
      </text:list>
      <text:h text:style-name="P11" text:outline-level="3">Virtual Environment Initialization</text:h>
      <text:p text:style-name="P17">AutomataCI usually by default setup all technologies’ virtual environment which may contain one or more manual instructions. Hence, please read the on-screen instructions developed by the project maintainers &amp; developer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  <style:text-properties fo:font-size="11pt" style:font-size-asian="11pt"/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2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2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3</text:page-number><text:s/><text:span text:style-name="MT1"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1M19S</meta:editing-duration>
    <meta:editing-cycles>32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6:25:11.823296575</dc:date>
    <dc:creator>Kean Ho Chew</dc:creator>
    <meta:document-statistic meta:table-count="0" meta:image-count="0" meta:object-count="0" meta:page-count="2" meta:paragraph-count="19" meta:word-count="208" meta:character-count="1820" meta:non-whitespace-character-count="1639"/>
    <meta:template xlink:type="simple" xlink:actuate="onRequest" xlink:title="Official Book" xlink:href="../../templates/Book.ott" meta:date="2023-11-17T20:33:17.245827505"/>
  </office:meta>
</office:document-meta>
</file>